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5.861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.00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914cm" fo:break-before="auto" style:use-optimal-row-height="true"/>
    </style:style>
    <style:style style:name="ro7" style:family="table-row">
      <style:table-row-properties style:row-height="1.46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="0.06pt solid #000000" fo:padding="0.071cm"/>
    </style:style>
    <style:style style:name="ce6" style:family="table-cell" style:parent-style-name="Default">
      <style:table-cell-properties fo:border-bottom="0.06pt solid #000000" fo:border-left="none" fo:padding="0.071cm" fo:border-right="none" fo:border-top="0.06pt solid #000000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font-name="Calibri" style:font-name-asian="Droid Sans" style:font-name-complex="Lohit Devanagari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fo:language="en" fo:country="US" style:font-name-asian="Calibri" style:language-asian="en" style:country-asian="US" style:font-name-complex="Calibri" style:language-complex="en" style:country-complex="US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ff3333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3333"/>
    </style:style>
    <style:style style:name="T2" style:family="text">
      <style:text-properties style:font-name="Calibri" fo:font-size="11pt" style:font-name-asian="Calibri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ad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CRN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Surnam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4" office:value-type="string" calcext:value-type="string">
            <text:p>HTML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Document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PD1</text:p>
          </table:table-cell>
          <table:table-cell table:style-name="ce7" office:value-type="string" calcext:value-type="string">
            <office:annotation office:display="true" draw:style-name="gr1" draw:text-style-name="P2" svg:width="2.899cm" svg:height="2.461cm" svg:x="7.684cm" svg:y="0.656cm" draw:caption-point-x="-0.466cm" draw:caption-point-y="3.827cm">
              <dc:date>2015-10-05T00:00:00</dc:date>
              <text:p text:style-name="P1"><text:span text:style-name="T1">NOTE: See the second worksheet “remarks” for details.</text:span></text:p>
            </office:annotation>
            <text:p>HTML-Structure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2</text:p>
          </table:table-cell>
          <table:table-cell table:style-name="ce7" office:value-type="string" calcext:value-type="string">
            <text:p>HTML-Lists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3</text:p>
          </table:table-cell>
          <table:table-cell table:style-name="ce7" office:value-type="string" calcext:value-type="string">
            <text:p>HTML-Tables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4</text:p>
          </table:table-cell>
          <table:table-cell table:style-name="ce7" office:value-type="string" calcext:value-type="string">
            <text:p>HTML-Pictures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5</text:p>
          </table:table-cell>
          <table:table-cell table:style-name="ce7" office:value-type="string" calcext:value-type="string">
            <text:p>HTML-Links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6</text:p>
          </table:table-cell>
          <table:table-cell table:style-name="ce8" office:value-type="string" calcext:value-type="string">
            <text:p>CSS-Basic Style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7</text:p>
          </table:table-cell>
          <table:table-cell table:style-name="ce8" office:value-type="string" calcext:value-type="string">
            <text:p>CSS- Classes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WPD8</text:p>
          </table:table-cell>
          <table:table-cell table:style-name="ce8" office:value-type="string" calcext:value-type="string">
            <text:p>CSS- Grouping and </text:p>
            <text:p>Identification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9</text:p>
          </table:table-cell>
          <table:table-cell table:style-name="ce8" office:value-type="string" calcext:value-type="string">
            <text:p>CSS- Other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9" office:value-type="string" calcext:value-type="string">
            <text:p>Total: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3">
          <table:table-cell table:style-name="ce4" office:value-type="string" calcext:value-type="string">
            <text:p>Img. Proc.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Document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aDr1</text:p>
          </table:table-cell>
          <table:table-cell table:style-name="ce7" office:value-type="string" calcext:value-type="string">
            <text:p>GIMP-Formatting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PaDr2</text:p>
          </table:table-cell>
          <table:table-cell table:style-name="ce7" office:value-type="string" calcext:value-type="string">
            <text:p>GIMP-Enhancement</text:p>
          </table:table-cell>
          <table:table-cell table:style-name="ce10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PaDr3</text:p>
          </table:table-cell>
          <table:table-cell table:style-name="ce7" office:value-type="string" calcext:value-type="string">
            <text:p>GIMP-Basic Tools, Selection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PaDr4</text:p>
          </table:table-cell>
          <table:table-cell table:style-name="ce7" office:value-type="string" calcext:value-type="string">
            <text:p>GIMP-Layers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PaDr5</text:p>
          </table:table-cell>
          <table:table-cell table:style-name="ce7" office:value-type="string" calcext:value-type="string">
            <text:p>GIMP-Saving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PaDr6</text:p>
          </table:table-cell>
          <table:table-cell table:style-name="ce8" office:value-type="string" calcext:value-type="string">
            <text:p>Inkscape-Basic Shapes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3">
          <table:table-cell table:style-name="ce4" office:value-type="string" calcext:value-type="string">
            <text:p>PaDr7</text:p>
          </table:table-cell>
          <table:table-cell table:style-name="ce8" office:value-type="string" calcext:value-type="string">
            <text:p>Inkscape-Formatting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PaDr8</text:p>
          </table:table-cell>
          <table:table-cell table:style-name="ce8" office:value-type="string" calcext:value-type="string">
            <text:p>Inkscape-Editing Nodes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PaDr9</text:p>
          </table:table-cell>
          <table:table-cell table:style-name="ce8" office:value-type="string" calcext:value-type="string">
            <text:p>Inkscape-Manipuating </text:p>
            <text:p>Objects</text:p>
          </table:table-cell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5"/>
          <table:table-cell table:style-name="ce9" office:value-type="string" calcext:value-type="string">
            <text:p>Total: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4">
          <table:table-cell table:style-name="Default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marks" table:style-name="ta2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4">
          <table:table-cell table:style-name="ce4" office:value-type="string" calcext:value-type="string">
            <text:p>WPD1</text:p>
          </table:table-cell>
          <table:table-cell table:style-name="ce12" office:value-type="string" calcext:value-type="string">
            <text:p>Does the web page have an appropriate structure? </text:p>
            <text:p>(head, body (headings, subheadings, paragraphs), etc...)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WPD2</text:p>
          </table:table-cell>
          <table:table-cell table:style-name="ce13" office:value-type="string" calcext:value-type="string">
            <text:p>Does the page contain  lists? (itemized lists and enumerated lists)</text:p>
            <text:p>Does the page contain multi-level lists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WPD3</text:p>
          </table:table-cell>
          <table:table-cell table:style-name="ce13" office:value-type="string" calcext:value-type="string">
            <text:p>Does the page contain tables?</text:p>
            <text:p>Does the student know how to add/delete rows and columns to/from the table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WPD4</text:p>
          </table:table-cell>
          <table:table-cell table:style-name="ce13" office:value-type="string" calcext:value-type="string">
            <text:p>Does the page contain images?</text:p>
            <text:p>Are the images resized and titled? Are alternative texts added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WPD5</text:p>
          </table:table-cell>
          <table:table-cell table:style-name="ce13" office:value-type="string" calcext:value-type="string">
            <text:p>Does the web page contain links (internal, between pages, e-mail, embedded in images, etc.)?</text:p>
            <text:p>Does the web page consist of multiple pages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WPD6</text:p>
          </table:table-cell>
          <table:table-cell table:style-name="ce14" office:value-type="string" calcext:value-type="string">
            <text:p><text:span text:style-name="T2">Does the student know the difference between inline, embedded (internal) and external styles? </text:span></text:p>
            <text:p><text:span text:style-name="T2">Are styles applied to the web page? </text:span></text:p>
            <text:p><text:span text:style-name="T2">(font families, font sizes, bold/italic, text alignment, colors, background colors, background </text:span></text:p>
            <text:p><text:span text:style-name="T2">Images, etc.)</text:span>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WPD7</text:p>
          </table:table-cell>
          <table:table-cell table:style-name="ce14" office:value-type="string" calcext:value-type="string">
            <text:p>Does the css file contain classes?</text:p>
            <text:p>Are they applied to separate elements?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WPD8</text:p>
          </table:table-cell>
          <table:table-cell table:style-name="ce13" office:value-type="string" calcext:value-type="string">
            <text:p>Is the web page built using grouped elements (e.g. div, span, id)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WPD9</text:p>
          </table:table-cell>
          <table:table-cell table:style-name="ce13" office:value-type="string" calcext:value-type="string">
            <text:p>Does the student know the box model (margin, border, padding)?</text:p>
            <text:p>Does the page contain bordered elements (style, color, width)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PaDr1</text:p>
          </table:table-cell>
          <table:table-cell table:style-name="ce15" office:value-type="string" calcext:value-type="string">
            <text:p>Does the student know how to convert formats and extract image information?</text:p>
            <text:p>Are the images resized and transformed (flip, rotate, crop...)?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aDr2</text:p>
          </table:table-cell>
          <table:table-cell table:style-name="ce13" office:value-type="string" calcext:value-type="string">
            <text:p>Is enhancement applied to the images (hue, saturation, brightness, effects)?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PaDr3</text:p>
          </table:table-cell>
          <table:table-cell table:style-name="ce13" office:value-type="string" calcext:value-type="string">
            <text:p>Does the student know how to use basic tools (brush, pencil, text, gradient)?</text:p>
            <text:p>Does the student know how to select colors (color wheel, RGB/HSV values)?</text:p>
            <text:p>Does the student know how to select portions of images (rectangle, free, fuzzy, scissors)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PaDr4</text:p>
          </table:table-cell>
          <table:table-cell table:style-name="ce13" office:value-type="string" calcext:value-type="string">
            <text:p>Does the pictures have layers?</text:p>
            <text:p>Does the student know how to change the visibility and ordering settings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PaDr5</text:p>
          </table:table-cell>
          <table:table-cell table:style-name="ce13" office:value-type="string" calcext:value-type="string">
            <text:p>Does the student know how to merge layers?</text:p>
            <text:p>Does the student know how to export in different formats (xcf, png, jpg, gif, …)?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aDr6</text:p>
          </table:table-cell>
          <table:table-cell table:style-name="ce12" office:value-type="string" calcext:value-type="string">
            <text:p>Does the drawing contain basic shapes (rectangle, ellipse, text, freehand, Bezier)?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PaDr7</text:p>
          </table:table-cell>
          <table:table-cell table:style-name="ce13" office:value-type="string" calcext:value-type="string">
            <text:p>Are formats applied to the objects (fill (opacity), color, etc)? </text:p>
            <text:p>Are formats applied to the lines (line width, dash, arrow, etc)?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aDr8</text:p>
          </table:table-cell>
          <table:table-cell table:style-name="ce13" office:value-type="string" calcext:value-type="string">
            <text:p>Does the student know how to edit nodes in lines?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aDr9</text:p>
          </table:table-cell>
          <table:table-cell table:style-name="ce13" office:value-type="string" calcext:value-type="string">
            <text:p>Does the student know how to manipulate objects (raise, lower, flip, rotate, align, distribute, etc)?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TL</number:text>
    </number:number-style>
    <number:number-style style:name="N113">
      <number:text>-</number:text>
      <number:number number:decimal-places="0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TL</number:text>
    </number:number-style>
    <number:number-style style:name="N116">
      <number:text>-</number:text>
      <number:number number:decimal-places="2" number:min-integer-digits="1" number:grouping="true"/>
      <number:text> TL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  </number:text>
    </number:number-style>
    <number:number-style style:name="N121P1" style:volatile="true">
      <number:text>-</number:text>
      <number:number number:decimal-places="0" number:min-integer-digits="1" number:grouping="true"/>
      <number:text>      </number:text>
    </number:number-style>
    <number:number-style style:name="N121P2" style:volatile="true">
      <number:text> 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TL </number:text>
    </number:number-style>
    <number:number-style style:name="N125P1" style:volatile="true">
      <number:text>-</number:text>
      <number:number number:decimal-places="0" number:min-integer-digits="1" number:grouping="true"/>
      <number:text> TL </number:text>
    </number:number-style>
    <number:number-style style:name="N125P2" style:volatile="true">
      <number:text> - TL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  </number:text>
    </number:number-style>
    <number:number-style style:name="N129P1" style:volatile="true">
      <number:text>-</number:text>
      <number:number number:decimal-places="2" number:min-integer-digits="1" number:grouping="true"/>
      <number:text>      </number:text>
    </number:number-style>
    <number:number-style style:name="N129P2" style:volatile="true">
      <number:text> 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TL </number:text>
    </number:number-style>
    <number:number-style style:name="N133P1" style:volatile="true">
      <number:text>-</number:text>
      <number:number number:decimal-places="2" number:min-integer-digits="1" number:grouping="true"/>
      <number:text> TL </number:text>
    </number:number-style>
    <number:number-style style:name="N133P2" style:volatile="true">
      <number:text> -</number:text>
      <number:number number:decimal-places="0" number:min-integer-digits="0"/>
      <number:text> TL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3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name-asian="Droid Sans" style:font-family-asian="'Droid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6:19:37.272770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16:20:08.442442090</dc:date>
    <meta:generator>LibreOffice/4.2.8.2$Linux_X86_64 LibreOffice_project/420m0$Build-2</meta:generator>
    <meta:editing-duration>PT2H9M52S</meta:editing-duration>
    <meta:editing-cycles>21</meta:editing-cycles>
    <meta:document-statistic meta:table-count="2" meta:cell-count="88" meta:object-count="0"/>
  </office:meta>
</office:document-meta>
</file>